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19139e" officeooo:paragraph-rsid="0019139e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officeooo:rsid="00279d90" officeooo:paragraph-rsid="00279d90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officeooo:rsid="001c3e8f" officeooo:paragraph-rsid="001c3e8f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rsid="001cc5db" officeooo:paragraph-rsid="001cc5db" style:font-size-asian="13pt" style:font-size-complex="13pt"/>
    </style:style>
    <style:style style:name="T1" style:family="text">
      <style:text-properties officeooo:rsid="0019a7aa"/>
    </style:style>
    <style:style style:name="T2" style:family="text">
      <style:text-properties officeooo:rsid="001ad691"/>
    </style:style>
    <style:style style:name="T3" style:family="text">
      <style:text-properties officeooo:rsid="001c3e8f"/>
    </style:style>
    <style:style style:name="T4" style:family="text">
      <style:text-properties officeooo:rsid="001cc5db"/>
    </style:style>
    <style:style style:name="T5" style:family="text">
      <style:text-properties officeooo:rsid="001e5a70"/>
    </style:style>
    <style:style style:name="T6" style:family="text">
      <style:text-properties officeooo:rsid="0020de54"/>
    </style:style>
    <style:style style:name="T7" style:family="text">
      <style:text-properties officeooo:rsid="002622a8"/>
    </style:style>
    <style:style style:name="T8" style:family="text">
      <style:text-properties officeooo:rsid="00279d90"/>
    </style:style>
    <style:style style:name="T9" style:family="text">
      <style:text-properties officeooo:rsid="00292171"/>
    </style:style>
    <style:style style:name="T10" style:family="text">
      <style:text-properties officeooo:rsid="002a9e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a cadena de restaurante nos ha contratado para crearles una base de datos para cada establecimiento que tiene.</text:p>
      <text:p text:style-name="P1"/>
      <text:p text:style-name="P1">En cada establecimiento habrá varios trabajadores y un jefe en cada uno, <text:span text:style-name="T1">un encargado de los camareros y un </text:span><text:span text:style-name="T6">jefe</text:span><text:span text:style-name="T1"> de cocina, de cada trabajador queremos guardar un DNI, nombre y apellidos, teléfonos, tanto fijo como móvil, si tiene, </text:span><text:span text:style-name="T2">año de contrato, antigüedad </text:span><text:span text:style-name="T3">y email. </text:span><text:span text:style-name="T7">Un trabajador tiene un jefe directo, y el jefe, manda a varios trabajadores.</text:span></text:p>
      <text:p text:style-name="P1"/>
      <text:p text:style-name="P2">También querremos guardar datos de los clientes; de ellos necesitaremos el nombre, DNI, apellidos, teléfonos y un email. Los clientes <text:span text:style-name="T9">pueden tanto reservar como comer en una mesa, una mesa solo puede ser reservada en cada momento por un cliente, y en una mesa solo puede comer un cliente a la vez. Los clientes pueden pedir menús, o platos, pueden pedir varios platos o menús a la vez y ambos pueden ser pedidos por muchos clientes a la vez.</text:span></text:p>
      <text:p text:style-name="P1"/>
      <text:p text:style-name="P3"><text:span text:style-name="T8">Tenemos que</text:span> guardar los datos de los menús y platos que ofrecemos, <text:span text:style-name="T4">los menús están compuestos por varios platos, y los platos están, compuestos por varios ingredientes, los ingredientes los proveen los proveedores.</text:span></text:p>
      <text:p text:style-name="P2">De los menús queremos guardar el precio y la cantidad de platos de las que esta compuesto, de los platos queremos saber el nombre y el precio, y de los ingredientes necesitamos el nombre, la cantidad, y si son alérgenos y tipo de alérgeno.</text:p>
      <text:p text:style-name="P4"/>
      <text:p text:style-name="P4">De los pro<text:span text:style-name="T5">veedores querremos saber la sede que nos provee los ingredientes, la cantidad que nos provee, el precio por unidad, el nombre, teléfono y email. </text:span><text:span text:style-name="T10">Un proveedor son provee un único ingrediente y cada ingrediente es provisto por un único proveedor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9:47:40.934571084</meta:creation-date>
    <meta:editing-duration>PT4H19M10S</meta:editing-duration>
    <meta:editing-cycles>4</meta:editing-cycles>
    <meta:generator>LibreOffice/7.3.7.2$Linux_X86_64 LibreOffice_project/30$Build-2</meta:generator>
    <dc:date>2023-11-10T09:44:37.878524591</dc:date>
    <meta:document-statistic meta:table-count="0" meta:image-count="0" meta:object-count="0" meta:page-count="1" meta:paragraph-count="6" meta:word-count="274" meta:character-count="1605" meta:non-whitespace-character-count="1337"/>
  </office:meta>
</office:document-meta>
</file>